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DejaVu Sans" fo:font-size="14pt" officeooo:rsid="00022313" officeooo:paragraph-rsid="00022313" style:font-size-asian="14pt" style:font-size-complex="14pt"/>
    </style:style>
    <style:style style:name="P2" style:family="paragraph" style:parent-style-name="Standard">
      <style:text-properties style:font-name="DejaVu Sans" fo:font-size="14pt" officeooo:rsid="00022313" officeooo:paragraph-rsid="00022313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22pt" fo:font-weight="bold" officeooo:rsid="00022313" officeooo:paragraph-rsid="00022313" style:font-size-asian="22pt" style:font-weight-asian="bold" style:font-size-complex="22pt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DejaVu Sans" fo:font-size="14pt" officeooo:rsid="00022313" officeooo:paragraph-rsid="00022313" style:font-size-asian="14pt" style:font-size-complex="14pt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DejaVu Sans" fo:font-size="14pt" officeooo:rsid="00022313" officeooo:paragraph-rsid="00031c87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DejaVu Sans" fo:font-size="14pt" officeooo:rsid="00022313" officeooo:paragraph-rsid="00022313" style:font-size-asian="14pt" style:font-size-complex="14pt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DejaVu Sans" fo:font-size="14pt" officeooo:rsid="0003576e" officeooo:paragraph-rsid="0003576e" style:font-size-asian="14pt" style:font-size-complex="14pt"/>
    </style:style>
    <style:style style:name="T1" style:family="text">
      <style:text-properties officeooo:rsid="00031c8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576e" style:font-weight-asian="bold" style:font-weight-complex="bold"/>
    </style:style>
    <style:style style:name="T4" style:family="text">
      <style:text-properties fo:color="#ff0000" loext:opacity="100%"/>
    </style:style>
    <style:style style:name="T5" style:family="text">
      <style:text-properties fo:color="#ff0000" loext:opacity="100%" fo:font-weight="bold" officeooo:rsid="0003576e" style:font-weight-asian="bold" style:font-weight-complex="bold"/>
    </style:style>
    <style:style style:name="T6" style:family="text">
      <style:text-properties fo:color="#ff0000" loext:opacity="100%" fo:font-weight="bold" officeooo:rsid="00051a43" style:font-weight-asian="bold" style:font-weight-complex="bold"/>
    </style:style>
    <style:style style:name="T7" style:family="text">
      <style:text-properties fo:color="#ff0000" loext:opacity="100%" style:text-underline-style="solid" style:text-underline-width="auto" style:text-underline-color="font-color" fo:font-weight="bold" officeooo:rsid="00051a43" style:font-weight-asian="bold" style:font-weight-complex="bold"/>
    </style:style>
    <style:style style:name="T8" style:family="text">
      <style:text-properties fo:color="#ff0000" loext:opacity="100%" style:text-underline-style="solid" style:text-underline-width="auto" style:text-underline-color="font-color" fo:font-weight="bold" officeooo:rsid="0003576e" style:font-weight-asian="bold" style:font-weight-complex="bold"/>
    </style:style>
    <style:style style:name="T9" style:family="text">
      <style:text-properties officeooo:rsid="0003576e"/>
    </style:style>
    <style:style style:name="T10" style:family="text">
      <style:text-properties officeooo:rsid="00051a4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0">Critérios de<text:line-break/></text:span>Arredondamento de Notas</text:p>
      <text:p text:style-name="P2"/>
      <text:p text:style-name="P1">Esta disciplina adotará as seguintes regras para o arredondamento de notas <text:span text:style-name="T1">em todas as atividades avaliativas:</text:span></text:p>
      <text:p text:style-name="P1"/>
      <text:list xml:id="list2466724539" text:style-name="L1">
        <text:list-item>
          <text:p text:style-name="P4">Se o algarismo da segunda casa decimal depois da vírgula (<text:span text:style-name="T1">algarismo dos </text:span>centésimos) estiver <text:span text:style-name="T2">entre 0 e 4</text:span> (inclusive), a casa dos décimos não é alterada e todo o resto <text:span text:style-name="T9">será</text:span> descartado. <text:span text:style-name="T1">Verifique nos exemplos abaixo como fazer o arredondamento (o algarismo dos centésimos está destacado em vermelho):</text:span></text:p>
          <text:list>
            <text:list-header>
              <text:p text:style-name="P4"><text:s text:c="8"/><text:span text:style-name="T1">DE: <text:s text:c="22"/>PARA:</text:span></text:p>
              <text:list>
                <text:list-item>
                  <text:list>
                    <text:list-item>
                      <text:p text:style-name="P4">7,8<text:span text:style-name="T4">3<text:tab/><text:tab/><text:tab/></text:span>→<text:tab/>7,8</text:p>
                    </text:list-item>
                    <text:list-item>
                      <text:p text:style-name="P4">5,0<text:span text:style-name="T4">4<text:tab/><text:tab/><text:tab/></text:span>→<text:tab/>5,0</text:p>
                    </text:list-item>
                    <text:list-item>
                      <text:p text:style-name="P4">7,8<text:span text:style-name="T4">4<text:tab/><text:tab/><text:tab/></text:span>→<text:tab/>7,8</text:p>
                    </text:list-item>
                    <text:list-item>
                      <text:p text:style-name="P4">7,3<text:span text:style-name="T4">4</text:span>99<text:tab/><text:tab/>→<text:tab/>7,3</text:p>
                    </text:list-item>
                    <text:list-item>
                      <text:p text:style-name="P4">6,9<text:span text:style-name="T4">2<text:tab/><text:tab/><text:tab/></text:span>→<text:tab/>6,9</text:p>
                    </text:list-item>
                    <text:list-item>
                      <text:p text:style-name="P4">6,9<text:span text:style-name="T4">4</text:span>99999<text:tab/>→<text:tab/>6,9</text:p>
                    </text:list-item>
                  </text:list>
                </text:list-item>
              </text:list>
            </text:list-header>
          </text:list>
        </text:list-item>
      </text:list>
      <text:p text:style-name="P1"/>
      <text:list xml:id="list31909862609986" text:continue-numbering="true" text:style-name="L1">
        <text:list-item>
          <text:p text:style-name="P5">Se o algarismo da segunda casa decimal depois da vírgula (<text:span text:style-name="T1">algarismo dos </text:span>centésimos) estiver <text:span text:style-name="T2">entre 5 e 9</text:span> (inclusive), a casa dos décimos será acrescida de 1 (uma) unidade e todo o resto <text:span text:style-name="T9">será</text:span> descartado. <text:span text:style-name="T1">Verifique nos exemplos abaixo como fazer o arredondamento (o algarismo dos centésimos está destacado em vermelho):</text:span></text:p>
          <text:list>
            <text:list-header>
              <text:p text:style-name="P5"><text:s text:c="8"/><text:span text:style-name="T1">DE: <text:s text:c="22"/>PARA:</text:span></text:p>
              <text:list>
                <text:list-item>
                  <text:list>
                    <text:list-item>
                      <text:p text:style-name="P4">4,6<text:span text:style-name="T4">5<text:tab/><text:tab/><text:tab/></text:span>→<text:tab/>4,7</text:p>
                    </text:list-item>
                    <text:list-item>
                      <text:p text:style-name="P4">8,0<text:span text:style-name="T4">6</text:span>7<text:tab/><text:tab/>→<text:tab/>8,1</text:p>
                    </text:list-item>
                    <text:list-item>
                      <text:p text:style-name="P4">7,9<text:span text:style-name="T4">5</text:span>001<text:tab/><text:tab/>→<text:tab/>8,0</text:p>
                    </text:list-item>
                    <text:list-item>
                      <text:p text:style-name="P4">5,5<text:span text:style-name="T4">5<text:tab/><text:tab/><text:tab/></text:span>→<text:tab/>5,6</text:p>
                    </text:list-item>
                    <text:list-item>
                      <text:p text:style-name="P4">6,7<text:span text:style-name="T4">5<text:tab/><text:tab/><text:tab/></text:span>→<text:tab/>6,8</text:p>
                    </text:list-item>
                    <text:list-item>
                      <text:p text:style-name="P4">1,9<text:span text:style-name="T4">7<text:tab/></text:span><text:tab/><text:tab/>→<text:tab/>2,0</text:p>
                    </text:list-item>
                  </text:list>
                </text:list-item>
              </text:list>
            </text:list-header>
          </text:list>
        </text:list-item>
      </text:list>
      <text:p text:style-name="P1"/>
      <text:list xml:id="list31909214974763" text:continue-numbering="true" text:style-name="L1">
        <text:list-item>
          <text:p text:style-name="P4"><text:span text:style-name="T10">Todas as notas lançadas no Portal do Aluno já estarão arredondadas de acordo com o critério acima, e </text:span><text:span text:style-name="T7">NÃO HAVERÁ </text:span><text:span text:style-name="T8">NENHUM OUTRO ARREDONDAMENTO POSTERIOR</text:span>. Isso <text:span text:style-name="T10">significa que se sua nota semestral ficar em 6,94 você irá para a prova final de recuperação.</text:span></text:p>
          <text:p text:style-name="P4"/>
        </text:list-item>
        <text:list-item>
          <text:p text:style-name="P7">Obrigado!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8T20:55:24.332349807</meta:creation-date>
    <dc:date>2024-02-06T03:19:07.969030452</dc:date>
    <meta:editing-duration>PT19M10S</meta:editing-duration>
    <meta:editing-cycles>3</meta:editing-cycles>
    <meta:generator>LibreOffice/7.3.7.2$Linux_X86_64 LibreOffice_project/30$Build-2</meta:generator>
    <dc:creator>Abrantes Araújo Silva Filho</dc:creator>
    <meta:document-statistic meta:table-count="0" meta:image-count="0" meta:object-count="0" meta:page-count="1" meta:paragraph-count="21" meta:word-count="222" meta:character-count="1264" meta:non-whitespace-character-count="1002"/>
  </office:meta>
</office:document-meta>
</file>